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def" officeooo:paragraph-rsid="000dcdef"/>
    </style:style>
    <style:style style:name="P2" style:family="paragraph" style:parent-style-name="Standard">
      <style:paragraph-properties fo:text-align="center" style:justify-single-word="false"/>
      <style:text-properties officeooo:rsid="000dcdef" officeooo:paragraph-rsid="000dcdef"/>
    </style:style>
    <style:style style:name="P3" style:family="paragraph" style:parent-style-name="Standard">
      <style:paragraph-properties fo:text-align="start" style:justify-single-word="false"/>
      <style:text-properties officeooo:rsid="000dcdef" officeooo:paragraph-rsid="000dcdef"/>
    </style:style>
    <style:style style:name="P4" style:family="paragraph" style:parent-style-name="Standard">
      <style:paragraph-properties fo:text-align="start" style:justify-single-word="false"/>
      <style:text-properties officeooo:rsid="0010f13a" officeooo:paragraph-rsid="0010f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inic Pickford</text:p>
      <text:p text:style-name="P1"/>
      <text:p text:style-name="P2">High Performance Computing Assignment</text:p>
      <text:p text:style-name="P3"/>
      <text:p text:style-name="P3"/>
      <text:p text:style-name="P4">task 1 using BLAS for efficien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48:32.631645919</meta:creation-date>
    <dc:date>2017-03-13T16:49:49.175856397</dc:date>
    <meta:editing-duration>PT5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2" meta:character-count="85" meta:non-whitespace-character-count="76"/>
  </office:meta>
</office:document-meta>
</file>